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498cm" fo:margin-left="0.009cm" fo:margin-top="0cm" fo:margin-bottom="0cm" table:align="left" style:writing-mode="lr-tb"/>
    </style:style>
    <style:style style:name="Tabela1.A" style:family="table-column">
      <style:table-column-properties style:column-width="5.452cm"/>
    </style:style>
    <style:style style:name="Tabela1.B" style:family="table-column">
      <style:table-column-properties style:column-width="4.981cm"/>
    </style:style>
    <style:style style:name="Tabela1.C" style:family="table-column">
      <style:table-column-properties style:column-width="5.064cm"/>
    </style:style>
    <style:style style:name="Tabela1.1" style:family="table-row">
      <style:table-row-properties style:min-row-height="0.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bela1.A2" style:family="table-cell">
      <style:table-cell-properties style:vertical-align="middle"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2" style:font-size-complex="12pt"/>
    </style:style>
    <style:style style:name="P2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6" style:family="paragraph" style:parent-style-name="List_20_Paragraph" style:list-style-name="WWNum3"/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fo:language="pt" fo:country="BR" fo:font-weight="bold" style:letter-kerning="true" style:font-name-asian="Aptos1" style:language-asian="en" style:country-asian="US" style:font-weight-asian="bold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fo:language="pt" fo:country="BR" fo:font-weight="bold" style:letter-kerning="true" style:font-name-asian="Aptos1" style:language-asian="en" style:country-asian="US" style:font-weight-asian="bold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fo:language="pt" fo:country="BR" style:letter-kerning="true" style:font-name-asian="Aptos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style:font-name="Arial" fo:font-size="12pt" fo:language="pt" fo:country="BR" officeooo:rsid="000c8cd5" officeooo:paragraph-rsid="000c8cd5" style:letter-kerning="true" style:font-name-asian="Aptos1" style:font-size-asian="12pt" style:language-asian="en" style:country-asian="US" style:font-name-complex="Arial2" style:font-size-complex="12pt" style:language-complex="ar" style:country-complex="SA"/>
    </style:style>
    <style:style style:name="P12" style:family="paragraph" style:parent-style-name="Standard" style:list-style-name="WWNum2">
      <style:text-properties style:font-name="Arial" fo:font-size="12pt" style:font-size-asian="12pt" style:font-name-complex="Arial2" style:font-size-complex="12pt"/>
    </style:style>
    <style:style style:name="P13" style:family="paragraph" style:parent-style-name="Standard" style:list-style-name="WWNum1"/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rsid="000c8cd5" officeooo:paragraph-rsid="000c8cd5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fo:font-weight="bold" officeooo:rsid="000c8cd5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font-weight="bold" officeooo:rsid="000e45f7" style:font-size-asian="12pt" style:font-weight-asian="bold" style:font-name-complex="Arial2" style:font-size-complex="12pt" style:font-weight-complex="bold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size="12pt" officeooo:rsid="000c8cd5" style:font-size-asian="12pt" style:font-name-complex="Arial2" style:font-size-complex="12pt"/>
    </style:style>
    <style:style style:name="T6" style:family="text">
      <style:text-properties style:font-name="Arial" fo:font-size="12pt" fo:font-style="italic" style:font-size-asian="12pt" style:font-name-complex="Arial2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ubrica de Autoavaliação: Projeto Integrador de Front-end (Parte 2)</text:span><text:span text:style-name="T1"/></text:p>
      <text:p text:style-name="P7"><text:span text:style-name="T1">Nome do Projeto: </text:span><text:span text:style-name="T2">AlexCell</text:span><text:span text:style-name="T1"/></text:p>
      <text:p text:style-name="P7"><text:span text:style-name="T1">Integrantes: </text:span><text:span text:style-name="T2">Arthur </text:span><text:span text:style-name="T3">Santos Feitosa </text:span><text:span text:style-name="T2">e Gustavo Monteiro</text:span><text:span text:style-name="T1"/></text:p>
      <text:p text:style-name="P7"><text:span text:style-name="T1">Data de Preenchimento: </text:span><text:span text:style-name="T2">12/11/2025</text:span><text:span text:style-name="T1"/></text:p>
      <text:p text:style-name="P1"/>
      <text:p text:style-name="P7"><text:span text:style-name="T1">CRITÉRIOS TÉCNICOS</text:span><text:span text:style-name="T1"/></text:p>
      <text:p text:style-name="P3"/>
      <text:p text:style-name="P7"><text:span text:style-name="T1">1. Modularização do Código HTML (0-8 pontos)</text:span><text:span text:style-name="T1"/></text:p>
      <text:p text:style-name="P7"><text:span text:style-name="T1">Iniciante (1 a 2 pontos):</text:span><text:span text:style-name="T4"> código ainda desorganizado, sem separação em componentes. Há repetição de código HTML em múltiplas páginas. Estrutura de pastas confusa ou inexistente.</text:span><text:span text:style-name="T4"/></text:p>
      <text:p text:style-name="P7"><text:span text:style-name="T1">Em desenvolvimento (3 a 4 pontos):</text:span><text:span text:style-name="T4"> alguns componentes identificados e separados, mas nem todos foram modularizados. Estrutura de pastas existe mas está incompleta. Ainda há repetição de código em alguns lugares.</text:span><text:span text:style-name="T4"/></text:p>
      <text:p text:style-name="P7"><text:span text:style-name="T1">Proficiente (5 a 6 pontos):</text:span><text:span text:style-name="T4"> componentes principais (header, footer, etc.) estão bem separados e organizados em pastas. Sistema de modularização está funcionando. Estrutura de pastas clara e profissional. Pouca ou nenhuma repetição de código.</text:span><text:span text:style-name="T4"/></text:p>
      <text:p text:style-name="P7"><text:span text:style-name="T1">Avançado (7 a 8 pontos):</text:span><text:span text:style-name="T4"> modularização exemplar com todos os componentes reutilizáveis bem separados. Sistema de carregamento de componentes funciona perfeitamente em todas as páginas. Estrutura de pastas profissional e bem documentada. Zero repetição de código HTML.</text:span><text:span text:style-name="T4"/></text:p>
      <text:p text:style-name="P7"><text:span text:style-name="T1">Pontuação atribuída:</text:span><text:span text:style-name="T4"> ___</text:span><text:span text:style-name="T5">6</text:span><text:span text:style-name="T4">__ / 8</text:span><text:span text:style-name="T4"/></text:p>
      <text:p text:style-name="P7"><text:span text:style-name="T1">Justificativa</text:span><text:span text:style-name="T4"> (descreva o que vocês fizeram e por que): Nós separamos os componentes reutilizáveis, como o </text:span><text:span text:style-name="Source_20_Text"><text:span text:style-name="T7">nav.html</text:span></text:span><text:span text:style-name="T4"> (menu) e o </text:span><text:span text:style-name="Source_20_Text"><text:span text:style-name="T7">footer.html</text:span></text:span><text:span text:style-name="T4"> (rodapé), em uma pasta </text:span><text:span text:style-name="Source_20_Text"><text:span text:style-name="T7">componentes/</text:span></text:span><text:span text:style-name="T4">. Usamos um script </text:span><text:span text:style-name="Source_20_Text"><text:span text:style-name="T7">componentes.js</text:span></text:span><text:span text:style-name="T4"> (com a função </text:span><text:span text:style-name="Source_20_Text"><text:span text:style-name="T7">carregarComponente</text:span></text:span><text:span text:style-name="T4">) para carregar esses arquivos em todas as páginas (</text:span><text:span text:style-name="Source_20_Text"><text:span text:style-name="T7">index.html</text:span></text:span><text:span text:style-name="T4">, </text:span><text:span text:style-name="Source_20_Text"><text:span text:style-name="T7">servicos.html</text:span></text:span><text:span text:style-name="T4">, etc.). Isso eliminou a repetição de código HTML e tornou a manutenção muito mais fácil </text:span><text:span text:style-name="T4"/></text:p>
      <text:p text:style-name="P1"/>
      <text:p text:style-name="P1"/>
      <text:p text:style-name="P7"><text:span text:style-name="T1">2. Acessibilidade (0-8 pontos)</text:span><text:span text:style-name="T1"/></text:p>
      <text:p text:style-name="P7"><text:span text:style-name="T1">Iniciante (1 a 2 pontos):</text:span><text:span text:style-name="T4"> pouco ou nenhum esforço em acessibilidade. HTML semântico inadequado. Ausência de atributos alt em imagens. Formulários sem labels. Sem teste de navegação por teclado.</text:span><text:span text:style-name="T4"/></text:p>
      <text:p text:style-name="P7"><text:span text:style-name="T1">Em desenvolvimento (3 a 4 pontos):</text:span><text:span text:style-name="T4"> alguns recursos de acessibilidade implementados (ex.: algumas imagens com alt, alguns labels em formulários). </text:span><text:soft-page-break/><text:span text:style-name="T4">HTML semântico parcial. Navegação por teclado parcialmente funcional. Foco visual não muito claro.</text:span><text:span text:style-name="T4"/></text:p>
      <text:p text:style-name="P7"><text:span text:style-name="T1">Proficiente (5 a 6 pontos):</text:span><text:span text:style-name="T4"> boa implementação de acessibilidade. HTML semântico em todo o site. Todas as imagens com alt descritivo. Formulários com labels associados. Navegação por teclado funcional. Estilos de :focus visíveis. Contraste adequado.</text:span><text:span text:style-name="T4"/></text:p>
      <text:p text:style-name="P7"><text:span text:style-name="T1">Avançado (7 a 8 pontos):</text:span><text:span text:style-name="T4"> excelente implementação de acessibilidade. HTML semântico completo e correto. Skip link implementado. Atributos ARIA onde necessário. Formulários perfeitamente acessíveis. Navegação por teclado fluida. Alto contraste e legibilidade. Teste de acessibilidade realizado com Lighthouse com bom resultado.</text:span><text:span text:style-name="T4"/></text:p>
      <text:p text:style-name="P7"><text:span text:style-name="T1">Pontuação atribuída:</text:span><text:span text:style-name="T4"> __</text:span><text:span text:style-name="T5">8</text:span><text:span text:style-name="T4">___ / 8</text:span><text:span text:style-name="T4"/></text:p>
      <text:p text:style-name="P7"><text:span text:style-name="T1">Justificativa </text:span><text:span text:style-name="T4">(descreva os recursos de acessibilidade implementados): Fizemos uma implementação avançada. Usamos HTML semântico (header, main, footer), um "skip link" no topo da página, </text:span><text:span text:style-name="Source_20_Text"><text:span text:style-name="T7">alt</text:span></text:span><text:span text:style-name="T4"> descritivo em todas as imagens, e </text:span><text:span text:style-name="Source_20_Text"><text:span text:style-name="T7">aria-label</text:span></text:span><text:span text:style-name="T4"> em botões de ícone (como o carrinho e perfil). A barra de busca, mesmo com label escondido (</text:span><text:span text:style-name="Source_20_Text"><text:span text:style-name="T7">sr-only</text:span></text:span><text:span text:style-name="T4">), é acessível. Adicionamos também estilos </text:span><text:span text:style-name="Source_20_Text"><text:span text:style-name="T7">:focus-visible</text:span></text:span><text:span text:style-name="T4"> claros para a navegação por teclado </text:span><text:span text:style-name="T4"/></text:p>
      <text:p text:style-name="P1"/>
      <text:p text:style-name="P1"/>
      <text:p text:style-name="P7"><text:span text:style-name="T1">3. Responsividade (0-8 pontos)</text:span><text:span text:style-name="T1"/></text:p>
      <text:p text:style-name="P7"><text:span text:style-name="T1">Iniciante (1 a 2 pontos):</text:span><text:span text:style-name="T4"> site não se adapta bem a diferentes tamanhos de tela. Layout quebra ou fica ilegível em mobile ou tablet. Imagens não redimensionam. Pouco ou nenhum uso de media queries.</text:span><text:span text:style-name="T4"/></text:p>
      <text:p text:style-name="P7"><text:span text:style-name="T1">Em desenvolvimento (3 a 4 pontos): </text:span><text:span text:style-name="T4">site adapta-se parcialmente. Alguns breakpoints implementados mas layout é inconsistente em certos tamanhos. Imagens redimensionam mas nem sempre bem. Espaçamentos irregulares.</text:span><text:span text:style-name="T4"/></text:p>
      <text:p text:style-name="P7"><text:span text:style-name="T1">Proficiente (5 a 6 pontos):</text:span><text:span text:style-name="T4"> site totalmente responsivo. Media queries bem aplicadas para mobile (375px), tablet (768px) e desktop (1024px+). Layout adapta-se fluidamente. Imagens redimensionam corretamente. Espaçamentos consistentes. Mobile-first implementado.</text:span><text:span text:style-name="T4"/></text:p>
      <text:p text:style-name="P7"><text:span text:style-name="T1">Avançado (7 a 8 pontos):</text:span><text:span text:style-name="T4"> responsividade impecável em todos os tamanhos de tela. Breakpoints bem planejados e executados. Uso avançado de Flexbox/Grid. Imagens e vídeo não apenas redimensionam, mas otimizam. Tipografia escalável. Experiência perfeita em qualquer dispositivo.</text:span><text:span text:style-name="T4"/></text:p>
      <text:p text:style-name="P7"><text:span text:style-name="T1">Pontuação atribuída:</text:span><text:span text:style-name="T4"> ___</text:span><text:span text:style-name="T5">6</text:span><text:span text:style-name="T4">__ / 8</text:span><text:span text:style-name="T4"/></text:p>
      <text:p text:style-name="P7"><text:span text:style-name="T1">Justificativa</text:span><text:span text:style-name="T4"> (descreva os testes realizados e ajustes feitos): O nosso maior desafio foi o header, que quebrava em telas menores. Corrigimos isso no </text:span><text:span text:style-name="Source_20_Text"><text:span text:style-name="T7">style.css</text:span></text:span><text:span text:style-name="T4"> usando uma </text:span><text:span text:style-name="Source_20_Text"><text:span text:style-name="T7">@media (max-width: 1023px)</text:span></text:span><text:span text:style-name="T4">. Nela, mudamos </text:span><text:soft-page-break/><text:span text:style-name="T4">o </text:span><text:span text:style-name="Source_20_Text"><text:span text:style-name="T7">display</text:span></text:span><text:span text:style-name="T4"> do </text:span><text:span text:style-name="Source_20_Text"><text:span text:style-name="T7">.top-bar</text:span></text:span><text:span text:style-name="T4"> de </text:span><text:span text:style-name="Source_20_Text"><text:span text:style-name="T7">grid</text:span></text:span><text:span text:style-name="T4"> para </text:span><text:span text:style-name="Source_20_Text"><text:span text:style-name="T7">flex</text:span></text:span><text:span text:style-name="T4"> com </text:span><text:span text:style-name="Source_20_Text"><text:span text:style-name="T7">flex-direction: column</text:span></text:span><text:span text:style-name="T4"> e </text:span><text:span text:style-name="Source_20_Text"><text:span text:style-name="T7">align-items: center</text:span></text:span><text:span text:style-name="T4">. Também reordenamos (</text:span><text:span text:style-name="Source_20_Text"><text:span text:style-name="T7">order: 3</text:span></text:span><text:span text:style-name="T4">) a barra de busca para o final. Isso resolveu o layout quebrado no mobile </text:span><text:span text:style-name="T4"/></text:p>
      <text:p text:style-name="P1"/>
      <text:p text:style-name="P1"/>
      <text:p text:style-name="P7"><text:span text:style-name="T1">4. Organização e Manutenibilidade do Código (0-8 pontos)</text:span><text:span text:style-name="T1"/></text:p>
      <text:p text:style-name="P7"><text:span text:style-name="T1">Iniciante (1 a 2 pontos):</text:span><text:span text:style-name="T4"> código desorganizado. Nomes de arquivos confusos. Comentários ausentes ou inúteis. Difícil entender ou manter o código.</text:span><text:span text:style-name="T4"/></text:p>
      <text:p text:style-name="P7"><text:span text:style-name="T1">Em desenvolvimento (3 a 4 pontos):</text:span><text:span text:style-name="T4"> estrutura básica de pastas. Nomes de arquivos parcialmente claros. Alguns comentários mas nem sempre bem colocados. Código funciona mas é moderadamente difícil manter.</text:span><text:span text:style-name="T4"/></text:p>
      <text:p text:style-name="P7"><text:span text:style-name="T1">Proficiente (5 a 6 pontos):</text:span><text:span text:style-name="T4"> código bem organizado em arquivos e pastas lógicas. Nomes descritivos e consistentes (kebab-case para arquivos, etc.). Comentários relevantes em trechos complexos. Fácil navegar e manter o código.</text:span><text:span text:style-name="T4"/></text:p>
      <text:p text:style-name="P7"><text:span text:style-name="T1">Avançado (7 a 8 pontos): </text:span><text:span text:style-name="T4">organização exemplar. Estrutura de pastas profissional. Nomenclatura consistente e clara. Comentários bem colocados explicando lógica. Código limpo, sem redundâncias. Pronto para manutenção por terceiros.</text:span><text:span text:style-name="T4"/></text:p>
      <text:p text:style-name="P7"><text:span text:style-name="T1">Pontuação atribuída:</text:span><text:span text:style-name="T4"> __</text:span><text:span text:style-name="T5">6</text:span><text:span text:style-name="T4">___ / 8</text:span><text:span text:style-name="T4"/></text:p>
      <text:p text:style-name="P7"><text:span text:style-name="T1">Justificativa</text:span><text:span text:style-name="T4"> (descreva como vocês organizaram o código): O código está bem organizado. Criamos uma estrutura de pastas lógica: </text:span><text:span text:style-name="Source_20_Text"><text:span text:style-name="T7">componentes/</text:span></text:span><text:span text:style-name="T4"> (para os módulos HTML), </text:span><text:span text:style-name="Source_20_Text"><text:span text:style-name="T7">js/</text:span></text:span><text:span text:style-name="T4"> (para </text:span><text:span text:style-name="Source_20_Text"><text:span text:style-name="T7">main.js</text:span></text:span><text:span text:style-name="T4"> e </text:span><text:span text:style-name="Source_20_Text"><text:span text:style-name="T7">componentes.js</text:span></text:span><text:span text:style-name="T4">), e </text:span><text:span text:style-name="Source_20_Text"><text:span text:style-name="T7">img/</text:span></text:span><text:span text:style-name="T4">. Também separamos o CSS em </text:span><text:span text:style-name="Source_20_Text"><text:span text:style-name="T7">style.css</text:span></text:span><text:span text:style-name="T4"> (principal) e </text:span><text:span text:style-name="Source_20_Text"><text:span text:style-name="T7">responsive.css</text:span></text:span><text:span text:style-name="T4"> (para o menu mobile), o que facilita encontrar e manter as regras </text:span><text:span text:style-name="T4"/></text:p>
      <text:p text:style-name="P1"/>
      <text:p text:style-name="P1"/>
      <text:p text:style-name="P7"><text:span text:style-name="T1">CRITÉRIOS ESTÉTICOS</text:span><text:span text:style-name="T1"/></text:p>
      <text:p text:style-name="P7"><text:span text:style-name="T1">5. Design Visual Coerente (0-8 pontos)</text:span><text:span text:style-name="T1"/></text:p>
      <text:p text:style-name="P7"><text:span text:style-name="T1">Iniciante (1 a 2 pontos):</text:span><text:span text:style-name="T4"> visual inconsistente ou genérico. Cores sem harmonia. Tipografia inadequada. Sem identidade visual clara. Escolhas visuais não justificadas.</text:span><text:span text:style-name="T4"/></text:p>
      <text:p text:style-name="P7"><text:span text:style-name="T1">Em desenvolvimento (3 a 4 pontos):</text:span><text:span text:style-name="T4"> visual razoável mas com inconsistências. Paleta de cores básica. Tipografia aceitável mas não otimizada. Identidade visual fraca. Algumas justificativas de design.</text:span><text:span text:style-name="T4"/></text:p>
      <text:p text:style-name="P7"><text:span text:style-name="T1">Proficiente (5 a 6 pontos):</text:span><text:span text:style-name="T4"> design coerente e profissional. Paleta de cores bem escolhida e justificada. Tipografia adequada ao negócio e público. Identidade visual clara. Escolhas visuais alinhadas com a proposta.</text:span><text:span text:style-name="T4"/></text:p>
      <text:p text:style-name="P7"><text:soft-page-break/><text:span text:style-name="T1">Avançado (7 a 8 pontos):</text:span><text:span text:style-name="T4"> design excepcional e memorável. Paleta de cores harmoniosa e estratégica. Tipografia sofisticada e totalmente justificada. Identidade visual forte e diferenciada. Cada escolha visual tem propósito claro.</text:span><text:span text:style-name="T4"/></text:p>
      <text:p text:style-name="P7"><text:span text:style-name="T1">Pontuação atribuída:</text:span><text:span text:style-name="T4"> __</text:span><text:span text:style-name="T5">6</text:span><text:span text:style-name="T4">___ / 8</text:span><text:span text:style-name="T4"/></text:p>
      <text:p text:style-name="P7"><text:span text:style-name="T1">Justificativa </text:span><text:span text:style-name="T4">(descreva as escolhas de cores, tipografia e identidade visual): Escolhemos uma paleta de cores forte e profissional (vermelho </text:span><text:span text:style-name="Source_20_Text"><text:span text:style-name="T7">#f14c46</text:span></text:span><text:span text:style-name="T4">, branco e cinzas) que cria uma identidade visual energética e moderna para a "AlexCell". A tipografia (Arial) é limpa e legível, alinhada com um negócio de tecnologia. O logo é simples e funciona bem no header </text:span><text:span text:style-name="T4"/></text:p>
      <text:p text:style-name="P1"/>
      <text:p text:style-name="P1"/>
      <text:p text:style-name="P7"><text:span text:style-name="T1">6. Hierarquia Visual e Layout (0-8 pontos)</text:span><text:span text:style-name="T1"/></text:p>
      <text:p text:style-name="P7"><text:span text:style-name="T1">Iniciante (1 a 2 pontos):</text:span><text:span text:style-name="T4"> sem hierarquia clara. Elementos desalinhados. Espaçamento irregular. Layout confuso. Difícil identificar o conteúdo principal.</text:span><text:span text:style-name="T4"/></text:p>
      <text:p text:style-name="P7"><text:span text:style-name="T1">Em desenvolvimento (3 a 4 pontos):</text:span><text:span text:style-name="T4"> hierarquia básica presente. Alguns elementos alinhados. Espaçamento parcialmente consistente. Layout funcional mas poderia ser mais organizado.</text:span><text:span text:style-name="T4"/></text:p>
      <text:p text:style-name="P7"><text:span text:style-name="T1">Proficiente (5 a 6 pontos):</text:span><text:span text:style-name="T4"> hierarquia visual bem definida. Elementos alinhados e bem espaçados. Grid ou estrutura clara. Usuário consegue identificar facilmente o que é importante. Layout profissional.</text:span><text:span text:style-name="T4"/></text:p>
      <text:p text:style-name="P7"><text:span text:style-name="T1">Avançado (7 a 8 pontos): </text:span><text:span text:style-name="T4">hierarquia excepcional que guia perfeitamente o olhar. Alinhamento impecável. Whitespace estratégico. Composição visual profissional e refinada. Usuário entende intuitivamente a estrutura.</text:span><text:span text:style-name="T4"/></text:p>
      <text:p text:style-name="P7"><text:span text:style-name="T1">Pontuação atribuída:</text:span><text:span text:style-name="T4"> __</text:span><text:span text:style-name="T5">6</text:span><text:span text:style-name="T4">___ / 8</text:span><text:span text:style-name="T4"/></text:p>
      <text:p text:style-name="P7"><text:span text:style-name="T1">Justificativa</text:span><text:span text:style-name="T4"> (descreva como vocês organizaram visualmente o conteúdo): Usamos CSS Grid no </text:span><text:span text:style-name="Source_20_Text"><text:span text:style-name="T7">style.css</text:span></text:span><text:span text:style-name="T4"> (</text:span><text:span text:style-name="Source_20_Text"><text:span text:style-name="T7">grid-template-columns: 1fr auto 1fr</text:span></text:span><text:span text:style-name="T4">) para centralizar a barra de busca no desktop, dando a ela o maior destaque. No mobile, a hierarquia muda para o logo no topo, seguido dos ícones e da busca, o que é mais intuitivo para o usuário </text:span><text:span text:style-name="T4"/></text:p>
      <text:p text:style-name="P1"/>
      <text:p text:style-name="P1"/>
      <text:p text:style-name="P7"><text:span text:style-name="T1">7. Usabilidade e Experiência do Usuário (0-8 pontos)</text:span><text:span text:style-name="T1"/></text:p>
      <text:p text:style-name="P7"><text:span text:style-name="T1">Iniciante (1 a 2 pontos):</text:span><text:span text:style-name="T4"> navegação confusa. Elementos pouco intuitivos. Usuário se perde facilmente. Botões e links desorganizados. Experiência frustrante.</text:span><text:span text:style-name="T4"/></text:p>
      <text:p text:style-name="P7"><text:span text:style-name="T1">Em desenvolvimento (3 a 4 pontos):</text:span><text:span text:style-name="T4"> navegação funcional mas não muito intuitiva. Alguns elementos claros, outros confusos. Usuário consegue navegar mas com dificuldade. Experiência mediana.</text:span><text:span text:style-name="T4"/></text:p>
      <text:p text:style-name="P7"><text:soft-page-break/><text:span text:style-name="T1">Proficiente (5 a 6 pontos):</text:span><text:span text:style-name="T4"> navegação clara e intuitiva. Botões e links bem-sinalizados. Menu funciona bem. Fluxo lógico no site. Usuário navega sem confusão. Boa experiência.</text:span><text:span text:style-name="T4"/></text:p>
      <text:p text:style-name="P7"><text:span text:style-name="T1">Avançado (7 a 8 pontos):</text:span><text:span text:style-name="T4"> navegação fluida e natural. Elementos interativos claramente identificáveis. Feedback visual claro (ex.: hover effects). Fluxo perfeito. Usuário tem excelente experiência. Interface agradável e intuitiva.</text:span><text:span text:style-name="T4"/></text:p>
      <text:p text:style-name="P7"><text:span text:style-name="T1">Pontuação atribuída:</text:span><text:span text:style-name="T4"> ___</text:span><text:span text:style-name="T5">7</text:span><text:span text:style-name="T4">__ / 8</text:span><text:span text:style-name="T4"/></text:p>
      <text:p text:style-name="P7"><text:span text:style-name="T1">Justificativa</text:span><text:span text:style-name="T4"> (descreva como melhoraram a experiência do usuário): Implementamos um menu hambúrguer funcional no </text:span><text:span text:style-name="Source_20_Text"><text:span text:style-name="T7">responsive.css</text:span></text:span><text:span text:style-name="T4"> para a navegação mobile. Além disso, adicionamos um botão flutuante do WhatsApp e um botão "Voltar ao Topo" (</text:span><text:span text:style-name="Source_20_Text"><text:span text:style-name="T7">back-to-top.html</text:span></text:span><text:span text:style-name="T4">) que aparecem durante a rolagem, melhorando muito a usabilidade e o suporte ao cliente </text:span><text:span text:style-name="T4"/></text:p>
      <text:p text:style-name="P1"/>
      <text:p text:style-name="P1"/>
      <text:p text:style-name="P7"><text:span text:style-name="T1">8. Alinhamento com o Negócio (0-8 pontos)</text:span><text:span text:style-name="T1"/></text:p>
      <text:p text:style-name="P7"><text:span text:style-name="T1">Iniciante (1 a 2 pontos):</text:span><text:span text:style-name="T4"> design não reflete o negócio. Escolhas visuais desconectadas do público-alvo. Site poderia ser de qualquer negócio.</text:span><text:span text:style-name="T4"/></text:p>
      <text:p text:style-name="P7"><text:span text:style-name="T1">Em desenvolvimento (3 a 4 pontos): </text:span><text:span text:style-name="T4">design parcialmente alinhado ao negócio. Algumas escolhas justificadas mas outras genéricas. Identidade do negócio parcialmente visível.</text:span><text:span text:style-name="T4"/></text:p>
      <text:p text:style-name="Standard"><text:span text:style-name="T1">Proficiente (5 a 6 pontos):</text:span><text:span text:style-name="T4"> design bem alinhado ao negócio e público-alvo. Escolhas visuais justificadas e apropriadas. Identidade e proposta do negócio claramente comunicadas. Site é reconhecível para este negócio específico.</text:span><text:span text:style-name="T4"/></text:p>
      <text:p text:style-name="P7"><text:span text:style-name="T1">Avançado (7 a 8 pontos):</text:span><text:span text:style-name="T4"> design perfeitamente alinhado. Cada elemento fortalece a proposta de valor do negócio. Público-alvo claramente considerado em cada decisão. Site é memorável e diferenciado para este negócio. Design elevaria o nível do negócio real.</text:span><text:span text:style-name="T4"/></text:p>
      <text:p text:style-name="P7"><text:span text:style-name="T1">Pontuação atribuída:</text:span><text:span text:style-name="T4"> __</text:span><text:span text:style-name="T5">6</text:span><text:span text:style-name="T4">___ / 8</text:span><text:span text:style-name="T4"/></text:p>
      <text:p text:style-name="P7"><text:span text:style-name="T1">Justificativa</text:span><text:span text:style-name="T4"> (descreva como o design reflete o negócio escolhido): O design foi 100% pensado para uma loja de celulares (AlexCell). O visual é limpo, moderno e confiável. Elementos como "Carrinho de Compras" e "Rastrear Pedido" estão em destaque no header, comunicando claramente que é um e-commerce de tecnologia </text:span><text:span text:style-name="T4"/></text:p>
      <text:p text:style-name="P2"/>
      <text:p text:style-name="P2"/>
      <text:p text:style-name="Standard"><text:span text:style-name="T1">RESUMO DA AUTOAVALIAÇÃO:</text:span><text:span text:style-name="T1"/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8"><text:span text:style-name="T4">Aspecto</text:span><text:span text:style-name="T4"/></text:p>
          </table:table-cell>
          <table:table-cell table:style-name="Tabela1.A1" office:value-type="string">
            <text:p text:style-name="P8"><text:span text:style-name="T4">Pontos</text:span><text:span text:style-name="T4"/></text:p>
          </table:table-cell>
          <table:table-cell table:style-name="Tabela1.A1" office:value-type="string">
            <text:p text:style-name="P8"><text:span text:style-name="T4">Máximo</text:span><text:span text:style-name="T4"/></text:p>
          </table:table-cell>
        </table:table-row>
        <table:table-row table:style-name="Tabela1.1">
          <table:table-cell table:style-name="Tabela1.A2" table:number-columns-spanned="3" office:value-type="string">
            <text:p text:style-name="P8"><text:span text:style-name="T4">Técnicos</text:span><text:span text:style-name="T4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9"><text:span text:style-name="T4">Modularização</text:span><text:span text:style-name="T4"/></text:p>
          </table:table-cell>
          <table:table-cell table:style-name="Tabela1.A1" office:value-type="string">
            <text:p text:style-name="P11">6<text:span text:style-name="T4"/></text:p>
          </table:table-cell>
          <table:table-cell table:style-name="Tabela1.A1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2" office:value-type="string">
            <text:p text:style-name="P9"><text:span text:style-name="T4">Acessibilidade</text:span><text:span text:style-name="T4"/></text:p>
          </table:table-cell>
          <table:table-cell table:style-name="Tabela1.A2" office:value-type="string">
            <text:p text:style-name="P11">8<text:span text:style-name="T4"/></text:p>
          </table:table-cell>
          <table:table-cell table:style-name="Tabela1.A2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9"><text:span text:style-name="T4">Responsividade</text:span><text:span text:style-name="T4"/></text:p>
          </table:table-cell>
          <table:table-cell table:style-name="Tabela1.A1" office:value-type="string">
            <text:p text:style-name="P11">6<text:span text:style-name="T4"/></text:p>
          </table:table-cell>
          <table:table-cell table:style-name="Tabela1.A1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2" office:value-type="string">
            <text:p text:style-name="P9"><text:span text:style-name="T4">Organização</text:span><text:span text:style-name="T4"/></text:p>
          </table:table-cell>
          <table:table-cell table:style-name="Tabela1.A2" office:value-type="string">
            <text:p text:style-name="P11">6<text:span text:style-name="T4"/></text:p>
          </table:table-cell>
          <table:table-cell table:style-name="Tabela1.A2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9"><text:span text:style-name="T4">Subtotal Técnico</text:span><text:span text:style-name="T4"/></text:p>
          </table:table-cell>
          <table:table-cell table:style-name="Tabela1.A1" office:value-type="string">
            <text:p text:style-name="P11">26<text:span text:style-name="T4"/></text:p>
          </table:table-cell>
          <table:table-cell table:style-name="Tabela1.A1" office:value-type="string">
            <text:p text:style-name="P10"><text:span text:style-name="T4">32</text:span><text:span text:style-name="T4"/></text:p>
          </table:table-cell>
        </table:table-row>
        <table:table-row table:style-name="Tabela1.1">
          <table:table-cell table:style-name="Tabela1.A2" table:number-columns-spanned="3" office:value-type="string">
            <text:p text:style-name="P8"><text:span text:style-name="T4">Estéticos</text:span><text:span text:style-name="T4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9"><text:span text:style-name="T4">Design Visual</text:span><text:span text:style-name="T4"/></text:p>
          </table:table-cell>
          <table:table-cell table:style-name="Tabela1.A1" office:value-type="string">
            <text:p text:style-name="P11">6<text:span text:style-name="T4"/></text:p>
          </table:table-cell>
          <table:table-cell table:style-name="Tabela1.A1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2" office:value-type="string">
            <text:p text:style-name="P9"><text:span text:style-name="T4">Hierarquia e Layout</text:span><text:span text:style-name="T4"/></text:p>
          </table:table-cell>
          <table:table-cell table:style-name="Tabela1.A2" office:value-type="string">
            <text:p text:style-name="P11">6<text:span text:style-name="T4"/></text:p>
          </table:table-cell>
          <table:table-cell table:style-name="Tabela1.A2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9"><text:span text:style-name="T4">Usabilidade</text:span><text:span text:style-name="T4"/></text:p>
          </table:table-cell>
          <table:table-cell table:style-name="Tabela1.A1" office:value-type="string">
            <text:p text:style-name="P11">7<text:span text:style-name="T4"/></text:p>
          </table:table-cell>
          <table:table-cell table:style-name="Tabela1.A1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2" office:value-type="string">
            <text:p text:style-name="P9"><text:span text:style-name="T4">Alinhamento com Negócio</text:span><text:span text:style-name="T4"/></text:p>
          </table:table-cell>
          <table:table-cell table:style-name="Tabela1.A2" office:value-type="string">
            <text:p text:style-name="P11">6<text:span text:style-name="T4"/></text:p>
          </table:table-cell>
          <table:table-cell table:style-name="Tabela1.A2" office:value-type="string">
            <text:p text:style-name="P10"><text:span text:style-name="T4">8</text:span><text:span text:style-name="T4"/></text:p>
          </table:table-cell>
        </table:table-row>
        <table:table-row table:style-name="Tabela1.1">
          <table:table-cell table:style-name="Tabela1.A1" office:value-type="string">
            <text:p text:style-name="P9"><text:span text:style-name="T4">Subtotal Estético</text:span><text:span text:style-name="T4"/></text:p>
          </table:table-cell>
          <table:table-cell table:style-name="Tabela1.A1" office:value-type="string">
            <text:p text:style-name="P11">25<text:span text:style-name="T4"/></text:p>
          </table:table-cell>
          <table:table-cell table:style-name="Tabela1.A1" office:value-type="string">
            <text:p text:style-name="P10"><text:span text:style-name="T4">32</text:span><text:span text:style-name="T4"/></text:p>
          </table:table-cell>
        </table:table-row>
        <table:table-row table:style-name="Tabela1.1">
          <table:table-cell table:style-name="Tabela1.A2" office:value-type="string">
            <text:p text:style-name="P8"><text:span text:style-name="T4">TOTAL GERAL</text:span><text:span text:style-name="T4"/></text:p>
          </table:table-cell>
          <table:table-cell table:style-name="Tabela1.A2" office:value-type="string">
            <text:p text:style-name="P11">51<text:span text:style-name="T4"/></text:p>
          </table:table-cell>
          <table:table-cell table:style-name="Tabela1.A2" office:value-type="string">
            <text:p text:style-name="P10"><text:span text:style-name="T4">64</text:span><text:span text:style-name="T4"/></text:p>
          </table:table-cell>
        </table:table-row>
      </table:table>
      <text:p text:style-name="P2"/>
      <text:p text:style-name="Standard"><text:span text:style-name="T1">Interpretação da Pontuação</text:span><text:span text:style-name="T1"/></text:p>
      <text:list text:style-name="WWNum1">
        <text:list-item>
          <text:p text:style-name="P13"><text:span text:style-name="T4">56-64 pontos (Avançado): Projeto excepcional, pronto para ser um case de sucesso para o negócio.</text:span><text:span text:style-name="T4"/></text:p>
        </text:list-item>
        <text:list-item>
          <text:p text:style-name="P13"><text:span text:style-name="T4">44-55 pontos (Proficiente): Projeto sólido com boas práticas bem aplicadas.</text:span><text:span text:style-name="T4"/></text:p>
        </text:list-item>
        <text:list-item>
          <text:p text:style-name="P13"><text:span text:style-name="T4">32-43 pontos (Em Desenvolvimento): Projeto funcional, mas há bastante espaço para melhorias.</text:span><text:span text:style-name="T4"/></text:p>
        </text:list-item>
        <text:list-item>
          <text:p text:style-name="P13"><text:span text:style-name="T4">0-31 pontos (Iniciante): Projeto precisa de revisões significativas antes da entrega final.</text:span><text:span text:style-name="T4"/></text:p>
        </text:list-item>
      </text:list>
      <text:p text:style-name="P2"/>
      <text:p text:style-name="P14"><text:span text:style-name="T1">REFLEXÃO E PLANO DE AÇÃO</text:span><text:span text:style-name="T1"/></text:p>
      <text:p text:style-name="P5"/>
      <text:p text:style-name="Standard"><text:span text:style-name="T1">O Que Funcionou Bem?</text:span><text:span text:style-name="T1"/></text:p>
      <text:p text:style-name="Standard"><text:span text:style-name="T4">Identifiquem 2-3 pontos fortes do projeto:</text:span><text:span text:style-name="T4"/></text:p>
      <text:list text:style-name="WWNum2">
        <text:list-item>
          <text:p text:style-name="P12">A <text:span text:style-name="T8">Acessibilidade</text:span> ficou excelente, especialmente o skip-link e os estilos de foco <text:span text:style-name="T4"/></text:p>
        </text:list-item>
        <text:list-item>
          <text:p text:style-name="P12">A <text:span text:style-name="T8">Modularização</text:span> com JS para carregar o header/footer funcionou perfeitamente e limpou muito o HTML <text:span text:style-name="T4"/></text:p>
        </text:list-item>
        <text:list-item>
          <text:p text:style-name="P12"/>
        </text:list-item>
      </text:list>
      <text:p text:style-name="P2"><text:soft-page-break/></text:p>
      <text:p text:style-name="Standard"><text:span text:style-name="T1">Maiores Desafios</text:span><text:span text:style-name="T1"/></text:p>
      <text:list xml:id="list2502506954" text:style-name="WWNum3">
        <text:list-item>
          <text:p text:style-name="P6"><text:span text:style-name="T4">Qual foi o desafio mais importante que vocês enfrentaram?</text:span><text:span text:style-name="T4"/></text:p>
        </text:list-item>
      </text:list>
      <text:p text:style-name="List_20_Paragraph"><text:span text:style-name="T4">Com certeza foi fazer o header ficar responsivo. Ele usava Grid no desktop e quebrava totalmente no celular </text:span><text:span text:style-name="T4"/></text:p>
      <text:p text:style-name="List_20_Paragraph"/>
      <text:p text:style-name="List_20_Paragraph"/>
      <text:list xml:id="list122357767361489" text:continue-numbering="true" text:style-name="WWNum3">
        <text:list-item>
          <text:p text:style-name="P6"><text:span text:style-name="T4">Como vocês resolveram?</text:span><text:span text:style-name="T4"/></text:p>
        </text:list-item>
      </text:list>
      <text:p text:style-name="List_20_Paragraph"><text:span text:style-name="T4">Com uma media query no </text:span><text:span text:style-name="Source_20_Text"><text:span text:style-name="T7">style.css</text:span></text:span><text:span text:style-name="T4"> que muda o header para </text:span><text:span text:style-name="Source_20_Text"><text:span text:style-name="T7">display: flex</text:span></text:span><text:span text:style-name="T4"> e </text:span><text:span text:style-name="Source_20_Text"><text:span text:style-name="T7">flex-direction: column</text:span></text:span><text:span text:style-name="T4">, empilhando os itens </text:span><text:span text:style-name="T4"/></text:p>
      <text:p text:style-name="P4"/>
      <text:p text:style-name="Standard"><text:span text:style-name="T1">O Que Precisa Melhorar?</text:span><text:span text:style-name="T1"/></text:p>
      <text:p text:style-name="Standard"><text:span text:style-name="T4">Identifiquem os 2-3 critérios com menor pontuação e proponham ações específicas:</text:span><text:span text:style-name="T4"/></text:p>
      <text:p text:style-name="Standard"><text:span text:style-name="T4">Critério 1: Responsividade</text:span><text:span text:style-name="T4"/></text:p>
      <text:p text:style-name="Standard"><text:span text:style-name="T4">Ação para melhorar: Corrigimos o header, mas precisamos testar todas as outras páginas (ex: a tabela de "Meus Pedidos" ou o formulário de "Contato") para garantir que </text:span><text:span text:style-name="T6">tudo</text:span><text:span text:style-name="T4"> seja fluido no mobile, não só a home </text:span><text:span text:style-name="T4"/></text:p>
      <text:p text:style-name="P2"/>
      <text:p text:style-name="Standard"><text:span text:style-name="T4">Critério 2: Organização / Design </text:span><text:span text:style-name="T4"/></text:p>
      <text:p text:style-name="Standard"><text:span text:style-name="T4">Ação para melhorar: Testar a consistência dos espaçamentos e fontes em todas as páginas. Agora que os componentes estão separados, podemos criar classes de "utilidade" para garantir que o preenchimento (padding) seja o mesmo em todos os cards, por exemplo </text:span><text:span text:style-name="T4"/></text:p>
      <text:p text:style-name="P2"/>
      <text:p text:style-name="Standard"><text:span text:style-name="T1">Próximos Passos (antes da entrega final)</text:span><text:span text:style-name="T1"/></text:p>
      <text:p text:style-name="Standard"><text:span text:style-name="T4">O que vocês pretendem ajustar ou adicionar ainda?</text:span><text:span text:style-name="T4"/></text:p>
      <text:p text:style-name="Standard"><text:span text:style-name="T4">Fazer uma revisão completa da responsividade em todas as páginas e em diferentes tamanhos de celular (não só o 375px) </text:span><text:span text:style-name="T4"/></text:p>
      <text:p text:style-name="Standard">Validar o HTML e CSS para garantir que não há erros <text:span text:style-name="T4"/></text:p>
      <text:p text:style-name="P15">Testar a navegação por teclado de ponta a ponta <text:span text:style-name="T4"/></text:p>
      <text:p text:style-name="P15">E criar outras paginas interativas para o site, nosso projeto final terá todas as páginas funcionais, ainda não fizemos pois estávamos focando nas outras partes do site<text:span text:style-name="T4"/></text:p>
      <text:p text:style-name="P2"/>
      <text:p text:style-name="Standard"><text:span text:style-name="T1">Notas Adicionais</text:span><text:span text:style-name="T1"/></text:p>
      <text:p text:style-name="Standard"><text:span text:style-name="T4">Espaço para qualquer observação importante:</text:span><text:span text:style-name="T4"/></text:p>
      <text:p text:style-name="Standard"><text:soft-page-break/><text:span text:style-name="T4">O uso de </text:span><text:span text:style-name="Source_20_Text"><text:span text:style-name="T7">responsive.css</text:span></text:span><text:span text:style-name="T4"> separado para o menu e </text:span><text:span text:style-name="Source_20_Text"><text:span text:style-name="T7">style.css</text:span></text:span><text:span text:style-name="T4"> para o layout geral ajudou a organizar, mas precisamos garantir que as regras não entrem em conflito </text:span><text:span text:style-name="T4"/></text:p>
      <text:p text:style-name="P15"><text:span text:style-name="T4">PARA A ENTREGA FINAL, TEREMOS TODAS AS ABAS E BOTOES FUNCIONANDO E NAO SOMENTE AS QUE FORAM PEDIDAS</text:span><text:span text:style-name="T4"/></text:p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pt" fo:country="BR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000000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00000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000000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essica Oliveira</meta:initial-creator>
    <meta:editing-cycles>7</meta:editing-cycles>
    <meta:creation-date>2025-11-06T20:34:00</meta:creation-date>
    <dc:date>2025-11-12T12:23:57.161000000</dc:date>
    <meta:editing-duration>PT1H1M18S</meta:editing-duration>
    <meta:generator>LibreOffice/7.5.1.2$Windows_X86_64 LibreOffice_project/fcbaee479e84c6cd81291587d2ee68cba099e129</meta:generator>
    <meta:document-statistic meta:table-count="1" meta:image-count="0" meta:object-count="0" meta:page-count="8" meta:paragraph-count="133" meta:word-count="1919" meta:character-count="13110" meta:non-whitespace-character-count="11313"/>
    <meta:user-defined meta:name="AppVersion">16.0000</meta:user-defined>
    <meta:template xlink:type="simple" xlink:actuate="onRequest" xlink:title="Normal" xlink:href=""/>
  </office:meta>
</office:document-meta>
</file>